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10000019D0000010C1654578B.png" manifest:media-type="image/png"/>
  <manifest:file-entry manifest:full-path="Pictures/1000649F0000259800001866ACBE6A2D.svg" manifest:media-type="image/svg+xml"/>
  <manifest:file-entry manifest:full-path="Pictures/1000020100000640000004B04FA2FD7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aiMathi" svg:font-family="InaiMath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Gill Sans" svg:font-family="'Gill Sans'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Condensed" svg:font-family="'Open Sans Condensed'" style:font-family-generic="swiss" style:font-pitch="variable"/>
    <style:font-face style:name="Arial" svg:font-family="Arial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222b32" draw:textarea-horizontal-align="justify" draw:textarea-vertical-align="middle" draw:auto-grow-height="false" fo:min-height="1.502cm" fo:min-width="0.954cm"/>
    </style:style>
    <style:style style:name="gr3" style:family="graphic" style:parent-style-name="standard">
      <style:graphic-properties draw:fill="solid" draw:fill-color="#3e4d58" draw:textarea-horizontal-align="justify" draw:textarea-vertical-align="middle" draw:auto-grow-height="false" fo:min-height="1.502cm" fo:min-width="0.954cm"/>
    </style:style>
    <style:style style:name="gr4" style:family="graphic" style:parent-style-name="standard">
      <style:graphic-properties draw:fill="solid" draw:fill-color="#343e48" draw:textarea-horizontal-align="justify" draw:textarea-vertical-align="middle" draw:auto-grow-height="false" fo:min-height="1.502cm" fo:min-width="0.954cm"/>
    </style:style>
    <style:style style:name="gr5" style:family="graphic" style:parent-style-name="standard">
      <style:graphic-properties draw:fill="solid" draw:fill-color="#a8dc5e" draw:textarea-horizontal-align="justify" draw:textarea-vertical-align="middle" draw:auto-grow-height="false" fo:min-height="1.502cm" fo:min-width="0.954cm"/>
    </style:style>
    <style:style style:name="gr6" style:family="graphic" style:parent-style-name="standard">
      <style:graphic-properties draw:fill="solid" draw:fill-color="#5f8c17" draw:textarea-horizontal-align="justify" draw:textarea-vertical-align="middle" draw:auto-grow-height="false" fo:min-height="1.502cm" fo:min-width="0.954cm"/>
    </style:style>
    <style:style style:name="gr7" style:family="graphic" style:parent-style-name="standard">
      <style:graphic-properties draw:fill="solid" draw:fill-color="#f6f6f6" draw:textarea-horizontal-align="justify" draw:textarea-vertical-align="middle" draw:auto-grow-height="false" fo:min-height="1.502cm" fo:min-width="0.954cm"/>
    </style:style>
    <style:style style:name="gr8" style:family="graphic" style:parent-style-name="standard">
      <style:graphic-properties draw:fill="solid" draw:fill-color="#1a211d" draw:textarea-horizontal-align="justify" draw:textarea-vertical-align="middle" draw:auto-grow-height="false" fo:min-height="1.502cm" fo:min-width="0.954cm"/>
    </style:style>
    <style:style style:name="pr1" style:family="presentation" style:parent-style-name="_31_2.1_25_20professional_25_20presentation_25_20template-title">
      <style:graphic-properties draw:auto-grow-height="true" fo:min-height="2.011cm"/>
    </style:style>
    <style:style style:name="pr2" style:family="presentation" style:parent-style-name="_31_2.1_25_20professional_25_20presentation_25_20template-outline1">
      <style:graphic-properties fo:min-height="13.61cm"/>
    </style:style>
    <style:style style:name="pr3" style:family="presentation" style:parent-style-name="_31_2.1_25_20professional_25_20presentation_25_20template-notes">
      <style:graphic-properties draw:fill-color="#ffffff" draw:auto-grow-height="true" fo:min-height="13.364cm"/>
    </style:style>
    <style:style style:name="pr4" style:family="presentation" style:parent-style-name="Default_20_1-title">
      <style:graphic-properties draw:auto-grow-height="true" fo:min-height="1.352cm"/>
    </style:style>
    <style:style style:name="pr5" style:family="presentation" style:parent-style-name="Default_20_1-outline1">
      <style:graphic-properties fo:min-height="13.61cm"/>
    </style:style>
    <style:style style:name="pr6" style:family="presentation" style:parent-style-name="Default_20_1-notes">
      <style:graphic-properties draw:fill-color="#ffffff" draw:auto-grow-height="true" fo:min-height="13.364cm"/>
    </style:style>
    <style:style style:name="pr7" style:family="presentation" style:parent-style-name="Default_20_2-title">
      <style:graphic-properties draw:auto-grow-height="true" fo:min-height="1.11cm"/>
    </style:style>
    <style:style style:name="pr8" style:family="presentation" style:parent-style-name="Default_20_2-outline1">
      <style:graphic-properties fo:min-height="13.61cm"/>
    </style:style>
    <style:style style:name="pr9" style:family="presentation" style:parent-style-name="Default_20_2-notes">
      <style:graphic-properties draw:fill-color="#ffffff" draw:auto-grow-height="true" fo:min-height="13.364cm"/>
    </style:style>
    <style:style style:name="pr10" style:family="presentation" style:parent-style-name="Default_20_6-title">
      <style:graphic-properties draw:auto-grow-height="true" fo:min-height="5.51cm"/>
    </style:style>
    <style:style style:name="pr11" style:family="presentation" style:parent-style-name="Default_20_6-notes">
      <style:graphic-properties draw:fill-color="#ffffff" draw:auto-grow-height="true" fo:min-height="13.364cm"/>
    </style:style>
    <style:style style:name="pr12" style:family="presentation" style:parent-style-name="Default_20_4-title">
      <style:graphic-properties draw:auto-grow-height="true" fo:min-height="3.506cm"/>
    </style:style>
    <style:style style:name="pr13" style:family="presentation" style:parent-style-name="Default_20_4-outline1">
      <style:graphic-properties fo:min-height="13.61cm"/>
    </style:style>
    <style:style style:name="pr14" style:family="presentation" style:parent-style-name="Default_20_4-notes">
      <style:graphic-properties draw:fill-color="#ffffff" draw:auto-grow-height="true" fo:min-height="13.364cm"/>
    </style:style>
    <style:style style:name="pr15" style:family="presentation" style:parent-style-name="Default_20_5-title">
      <style:graphic-properties draw:auto-grow-height="true" fo:min-height="2.649cm"/>
    </style:style>
    <style:style style:name="pr16" style:family="presentation" style:parent-style-name="Default_20_5-outline1">
      <style:graphic-properties fo:min-height="64.756cm"/>
    </style:style>
    <style:style style:name="pr17" style:family="presentation" style:parent-style-name="Default_20_5-notes">
      <style:graphic-properties draw:fill-color="#ffffff" draw:auto-grow-height="true" fo:min-height="13.364cm"/>
    </style:style>
    <style:style style:name="P1" style:family="paragraph">
      <style:text-properties style:font-name="Gill Sans"/>
    </style:style>
    <style:style style:name="P2" style:family="paragraph">
      <style:text-properties style:font-name="Open Sans"/>
    </style:style>
    <style:style style:name="P3" style:family="paragraph">
      <style:paragraph-properties fo:text-align="center"/>
    </style:style>
    <style:style style:name="T1" style:family="text">
      <style:text-properties style:font-name="Gill Sans"/>
    </style:style>
    <style:style style:name="T2" style:family="text">
      <style:text-properties style:font-name="Open San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L3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1.4cm" text:min-label-width="0.6cm"/>
        <style:text-properties fo:font-family="Cantarell" style:font-style-name="Regular" style:use-window-font-color="true" fo:font-size="75%"/>
      </text:list-level-style-bullet>
    </text:list-style>
  </office:automatic-styles>
  <office:body>
    <office:presentation>
      <draw:page draw:name="page1" draw:style-name="dp1" draw:master-page-name="_31_2.1_25_20professional_25_20presentation_25_20template" presentation:presentation-page-layout-name="AL1T1">
        <office:forms form:automatic-focus="false" form:apply-design-mode="false"/>
        <draw:frame presentation:style-name="pr1" draw:text-style-name="P1" draw:layer="layout" svg:width="24.488cm" svg:height="2.011cm" svg:x="1.172cm" svg:y="4.029cm" presentation:class="title" presentation:user-transformed="true">
          <draw:text-box>
            <text:p text:style-name="P1"><text:span text:style-name="T1">Click to add title</text:span></text:p>
          </draw:text-box>
        </draw:frame>
        <draw:frame presentation:style-name="pr2" draw:text-style-name="P2" draw:layer="layout" svg:width="24.313cm" svg:height="9.473cm" svg:x="1.357cm" svg:y="7.979cm" presentation:class="outline" presentation:user-transformed="true">
          <draw:text-box>
            <text:list text:style-name="L2">
              <text:list-item>
                <text:p text:style-name="P2"><text:span text:style-name="T2">Click to add tex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2cm" svg:height="1.352cm" svg:x="1.4cm" svg:y="2.395cm" presentation:class="title">
          <draw:text-box>
            <text:p>Click to add title</text:p>
          </draw:text-box>
        </draw:frame>
        <draw:frame presentation:style-name="pr5" draw:layer="layout" svg:width="25.2cm" svg:height="12.18cm" svg:x="1.4cm" svg:y="5.314cm" presentation:class="outline">
          <draw:text-box>
            <text:list text:style-name="L3">
              <text:list-item>
                <text:p>Click to add text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1T1">
        <office:forms form:automatic-focus="false" form:apply-design-mode="false"/>
        <draw:frame presentation:style-name="pr7" draw:layer="layout" svg:width="25.2cm" svg:height="1.407cm" svg:x="1.4cm" svg:y="2.589cm" presentation:class="title" presentation:placeholder="true">
          <draw:text-box/>
        </draw:frame>
        <draw:frame presentation:style-name="pr8" draw:layer="layout" svg:width="25.2cm" svg:height="13.86cm" svg:x="1.4cm" svg:y="5.914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6" presentation:presentation-page-layout-name="AL1T1">
        <office:forms form:automatic-focus="false" form:apply-design-mode="false"/>
        <draw:frame presentation:style-name="pr10" draw:layer="layout" svg:width="18.253cm" svg:height="5.51cm" svg:x="2cm" svg:y="7.74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4" presentation:presentation-page-layout-name="AL1T1">
        <office:forms form:automatic-focus="false" form:apply-design-mode="false"/>
        <draw:frame presentation:style-name="pr12" draw:layer="layout" svg:width="25.199cm" svg:height="3.506cm" svg:x="1.162cm" svg:y="27.057cm" presentation:class="title" presentation:placeholder="true">
          <draw:text-box/>
        </draw:frame>
        <draw:frame presentation:style-name="pr13" draw:layer="layout" svg:width="4.664cm" svg:height="65.006cm" svg:x="21.987cm" svg:y="26.379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5" presentation:presentation-page-layout-name="AL1T1">
        <office:forms form:automatic-focus="false" form:apply-design-mode="false"/>
        <draw:frame presentation:style-name="pr15" draw:layer="layout" svg:width="12.601cm" svg:height="2.649cm" svg:x="39.269cm" svg:y="28.85cm" presentation:class="title" presentation:placeholder="true">
          <draw:text-box/>
        </draw:frame>
        <draw:frame presentation:style-name="pr16" draw:layer="layout" svg:width="9.341cm" svg:height="2.209cm" svg:x="35.859cm" svg:y="29.29cm" presentation:class="outline" presentation:placeholder="true">
          <draw:text-box/>
        </draw:frame>
        <draw:custom-shape draw:style-name="gr2" draw:text-style-name="P3" draw:layer="layout" svg:width="1.454cm" svg:height="1.752cm" svg:x="0.969cm" svg:y="18.1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54cm" svg:height="1.752cm" svg:x="2.423cm" svg:y="18.1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454cm" svg:height="1.752cm" svg:x="3.877cm" svg:y="18.1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454cm" svg:height="1.752cm" svg:x="5.331cm" svg:y="18.1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454cm" svg:height="1.752cm" svg:x="6.785cm" svg:y="18.1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54cm" svg:height="1.752cm" svg:x="8.239cm" svg:y="18.1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454cm" svg:height="1.752cm" svg:x="9.693cm" svg:y="18.1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aiMathi" svg:font-family="InaiMath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Gill Sans" svg:font-family="'Gill Sans'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Condensed" svg:font-family="'Open Sans Condensed'" style:font-family-generic="swiss" style:font-pitch="variable"/>
    <style:font-face style:name="Arial" svg:font-family="Arial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background" xlink:href="Pictures/1000020100000640000004B04FA2FD75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Arial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2.1_25_20professional_25_20presentation_25_20template-background" style:display-name="12.1%20professional%20presentation%20template-background" style:family="presentation">
      <style:graphic-properties draw:stroke="none" draw:fill="none" draw:fill-image-name="background" style:repeat="stretch"/>
      <style:text-properties style:letter-kerning="true"/>
    </style:style>
    <style:style style:name="_31_2.1_25_20professional_25_20presentation_25_20template-backgroundobjects" style:display-name="12.1%20professional%20presentatio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.1_25_20professional_25_20presentation_25_20template-notes" style:display-name="12.1%20professional%20presentation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outline1" style:display-name="12.1%20professional%20presentation%20template-outline1" style:family="presentation">
      <style:graphic-properties draw:stroke="none" draw:fill="none" draw:textarea-horizontal-align="left" draw:textarea-vertical-align="top" draw:auto-grow-height="false" draw:fit-to-size="shrink-to-fit">
        <text:list-style style:name="_31_2.1_25_20professional_25_20presentation_25_20template-outline1" style:display-name="12.1%20professional%20presentation%20templat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75%"/>
          </text:list-level-style-number>
          <text:list-level-style-number text:level="4" style:num-format="">
            <style:list-level-properties/>
            <style:text-properties style:use-window-font-color="true" fo:font-size="45%"/>
          </text:list-level-style-number>
          <text:list-level-style-number text:level="5" style:num-format="">
            <style:list-level-properties/>
            <style:text-properties style:use-window-font-color="true" fo:font-size="7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start" fo:text-indent="0cm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font-style-asian="normal" style:font-weight-asian="normal" style:font-name-complex="Lucida Sans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outline2" style:display-name="12.1%20professional%20presentation%20template-outline2" style:family="presentation" style:parent-style-name="_31_2.1_25_20professional_25_20presentation_25_20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_31_2.1_25_20professional_25_20presentation_25_20template-outline3" style:display-name="12.1%20professional%20presentation%20template-outline3" style:family="presentation" style:parent-style-name="_31_2.1_25_20professional_25_20presentation_25_20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_31_2.1_25_20professional_25_20presentation_25_20template-outline4" style:display-name="12.1%20professional%20presentation%20template-outline4" style:family="presentation" style:parent-style-name="_31_2.1_25_20professional_25_20presentation_25_20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2.1_25_20professional_25_20presentation_25_20template-outline5" style:display-name="12.1%20professional%20presentation%20template-outline5" style:family="presentation" style:parent-style-name="_31_2.1_25_20professional_25_20presentation_25_20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6" style:display-name="12.1%20professional%20presentation%20template-outline6" style:family="presentation" style:parent-style-name="_31_2.1_25_20professional_25_20presentation_25_20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7" style:display-name="12.1%20professional%20presentation%20template-outline7" style:family="presentation" style:parent-style-name="_31_2.1_25_20professional_25_20presentation_25_20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8" style:display-name="12.1%20professional%20presentation%20template-outline8" style:family="presentation" style:parent-style-name="_31_2.1_25_20professional_25_20presentation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9" style:display-name="12.1%20professional%20presentation%20template-outline9" style:family="presentation" style:parent-style-name="_31_2.1_25_20professional_25_20presentation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subtitle" style:display-name="12.1%20professional%20presentation%20template-subtitle" style:family="presentation">
      <style:graphic-properties draw:stroke="none" draw:fill="none" draw:textarea-vertical-align="middle">
        <text:list-style style:name="_31_2.1_25_20professional_25_20presentation_25_20template-subtitle" style:display-name="12.1%20professional%20presentation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title" style:display-name="12.1%20professional%20presentation%20template-title" style:family="presentation">
      <style:graphic-properties draw:stroke="none" draw:fill="none" draw:textarea-horizontal-align="left" draw:textarea-vertical-align="bottom">
        <text:list-style style:name="_31_2.1_25_20professional_25_20presentation_25_20template-title" style:display-name="12.1%20professional%20presentation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InaiMathi" fo:font-family="InaiMathi" style:font-pitch="variable" fo:font-size="4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normal" style:font-name-complex="Lucida Sans" style:font-family-complex="'Lucida San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43e48" style:text-outline="false" style:text-line-through-style="none" style:text-line-through-type="none" style:font-name="Open Sans" fo:font-family="'Ope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color="#343e48" style:font-name="Open Sans" fo:font-family="'Open Sans'" style:font-family-generic="swiss" style:font-pitch="variable"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color="#343e48" style:font-name="Open Sans" fo:font-family="'Open Sans'" style:font-family-generic="swiss" style:font-pitch="variable" fo:font-size="16pt" style:font-size-asian="16pt" style:font-size-complex="16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color="#343e48" style:font-name="Open Sans" fo:font-family="'Open Sans'" style:font-family-generic="swiss" style:font-pitch="variable" fo:font-size="16pt" style:font-size-asian="16pt" style:font-size-complex="16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color="#343e48" style:font-name="Open Sans" fo:font-family="'Open Sans'" style:font-family-generic="swiss" style:font-pitch="variable" fo:font-size="16pt" style:font-size-asian="16pt" style:font-size-complex="16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color="#343e48" style:font-name="Open Sans" fo:font-family="'Open Sans'" style:font-family-generic="swiss" style:font-pitch="variable" fo:font-size="16pt" style:font-size-asian="16pt" style:font-size-complex="16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color="#343e48" style:font-name="Open Sans" fo:font-family="'Open Sans'" style:font-family-generic="swiss" style:font-pitch="variable" fo:font-size="16pt" style:font-size-asian="16pt" style:font-size-complex="16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horizontal-align="left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43e48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.2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43e48" style:text-outline="false" style:text-line-through-style="none" style:text-line-through-type="none" style:font-name="Open Sans" fo:font-family="'Ope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fo:color="#343e48" style:font-name="Open Sans" fo:font-family="'Open Sans'" style:font-family-generic="swiss" style:font-pitch="variable" fo:font-size="20pt" style:font-size-asian="20pt" style:font-size-complex="20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fo:color="#343e48" style:font-name="Open Sans" fo:font-family="'Open Sans'" style:font-family-generic="swiss" style:font-pitch="variable" fo:font-size="16pt" style:font-size-asian="16pt" style:font-size-complex="16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fo:color="#343e48" style:font-name="Open Sans" fo:font-family="'Open Sans'" style:font-family-generic="swiss" style:font-pitch="variable" fo:font-size="16pt" style:font-size-asian="16pt" style:font-size-complex="16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color="#343e48" style:font-name="Open Sans" fo:font-family="'Open Sans'" style:font-family-generic="swiss" style:font-pitch="variable" fo:font-size="16pt" style:font-size-asian="16pt" style:font-size-complex="16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color="#343e48" style:font-name="Open Sans" fo:font-family="'Open Sans'" style:font-family-generic="swiss" style:font-pitch="variable" fo:font-size="16pt" style:font-size-asian="16pt" style:font-size-complex="16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color="#343e48" style:font-name="Open Sans" fo:font-family="'Open Sans'" style:font-family-generic="swiss" style:font-pitch="variable" fo:font-size="16pt" style:font-size-asian="16pt" style:font-size-complex="16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color="#343e48" style:font-name="Open Sans" fo:font-family="'Open Sans'" style:font-family-generic="swiss" style:font-pitch="variable" fo:font-size="16pt" style:font-size-asian="16pt" style:font-size-complex="16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color="#343e48" style:font-name="Open Sans" fo:font-family="'Open Sans'" style:font-family-generic="swiss" style:font-pitch="variable" fo:font-size="16pt" style:font-size-asian="16pt" style:font-size-complex="16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43e48" style:text-outline="false" style:text-line-through-style="none" style:text-line-through-type="none" style:font-name="InaiMathi" fo:font-family="InaiMathi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cm" fo:margin-bottom="0.3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cm" fo:margin-bottom="0.2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 Condensed" fo:font-family="'Open Sans Condensed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78a028" draw:fill="none" draw:fill-color="#ffffff" draw:auto-grow-height="true" draw:auto-grow-width="false" fo:max-height="0cm" fo:min-height="3.306cm"/>
    </style:style>
    <style:style style:name="Mpr1" style:family="presentation" style:parent-style-name="_31_2.1_25_20professional_25_20presentation_25_20template-backgroundobjects">
      <style:graphic-properties draw:fill="solid" draw:fill-color="#222b32" draw:textarea-vertical-align="middle" draw:auto-grow-height="false" fo:min-height="21cm" fo:min-width="28cm" draw:shadow-offset-x="0.203cm" draw:shadow-offset-y="0.203cm"/>
    </style:style>
    <style:style style:name="Mpr2" style:family="presentation" style:parent-style-name="_31_2.1_25_20professional_25_20presentation_25_20template-title">
      <style:graphic-properties draw:auto-grow-height="false" fo:min-height="3.507cm"/>
    </style:style>
    <style:style style:name="Mpr3" style:family="presentation" style:parent-style-name="_31_2.1_25_20professional_25_20presentation_25_20template-outline1">
      <style:graphic-properties fo:min-height="13.86cm"/>
    </style:style>
    <style:style style:name="Mpr4" style:family="presentation" style:parent-style-name="_31_2.1_25_20professional_25_20presentatio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2.1_25_20professional_25_20presentation_25_20template-backgroundobjects">
      <style:graphic-properties draw:stroke="none" draw:fill="solid" draw:fill-color="#3e4d58" draw:textarea-vertical-align="middle" draw:auto-grow-height="false" fo:min-height="3.822cm" fo:min-width="1.64cm" draw:shadow-offset-x="0.203cm" draw:shadow-offset-y="0.203cm"/>
    </style:style>
    <style:style style:name="Mpr6" style:family="presentation" style:parent-style-name="_31_2.1_25_20professional_25_20presentation_25_20template-backgroundobjects">
      <style:graphic-properties draw:stroke="none" draw:fill="none" draw:fill-color="#ffffff" draw:auto-grow-height="false" fo:min-height="1.485cm"/>
    </style:style>
    <style:style style:name="Mpr7" style:family="presentation" style:parent-style-name="_31_2.1_25_20professional_25_20presentation_25_20templat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1-backgroundobjects">
      <style:graphic-properties draw:stroke="none" draw:fill="solid" draw:fill-color="#3e4d58" draw:textarea-vertical-align="middle" draw:auto-grow-height="false" fo:min-height="3.822cm" fo:min-width="1.64cm" draw:shadow-offset-x="0.203cm" draw:shadow-offset-y="0.203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_20_1-backgroundobjects">
      <style:graphic-properties draw:stroke="none" draw:fill="none" draw:fill-color="#ffffff" draw:textarea-vertical-align="middle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_20_2-backgroundobjects">
      <style:graphic-properties draw:stroke="none" draw:fill="solid" draw:fill-color="#3e4d58" draw:textarea-vertical-align="middle" draw:auto-grow-height="false" fo:min-height="3.822cm" fo:min-width="1.64cm" draw:shadow-offset-x="0.203cm" draw:shadow-offset-y="0.203cm"/>
    </style:style>
    <style:style style:name="Mpr14" style:family="presentation" style:parent-style-name="Default_20_2-title">
      <style:graphic-properties draw:auto-grow-height="false" fo:min-height="3.507cm"/>
    </style:style>
    <style:style style:name="Mpr15" style:family="presentation" style:parent-style-name="Default_20_2-outline1" style:list-style-name="ML5">
      <style:graphic-properties fo:min-height="13.86cm"/>
    </style:style>
    <style:style style:name="Mpr1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_20_2-backgroundobjects">
      <style:graphic-properties draw:stroke="none" draw:fill="none" draw:fill-color="#ffffff" draw:textarea-vertical-align="middle" draw:auto-grow-height="false" fo:min-height="1.449cm"/>
    </style:style>
    <style:style style:name="Mpr18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Default_20_6-backgroundobjects">
      <style:graphic-properties draw:stroke="none" draw:fill="none" draw:fill-color="#ffffff" draw:auto-grow-height="false" fo:min-height="1.449cm"/>
    </style:style>
    <style:style style:name="Mpr21" style:family="presentation" style:parent-style-name="Default_20_6-backgroundobjects">
      <style:graphic-properties draw:stroke="none" draw:fill="solid" draw:fill-color="#3e4d58" draw:textarea-vertical-align="middle" draw:auto-grow-height="false" fo:min-height="3.822cm" fo:min-width="1.64cm" draw:shadow-offset-x="0.203cm" draw:shadow-offset-y="0.203cm"/>
    </style:style>
    <style:style style:name="Mpr22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23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25" style:family="presentation" style:parent-style-name="Default_20_4-backgroundobjects">
      <style:graphic-properties draw:stroke="none" draw:fill="none" draw:fill-color="#ffffff" draw:textarea-vertical-align="middle" draw:auto-grow-height="false" fo:min-height="1.449cm"/>
    </style:style>
    <style:style style:name="Mpr26" style:family="presentation" style:parent-style-name="Default_20_4-backgroundobjects">
      <style:graphic-properties draw:stroke="none" draw:fill="solid" draw:fill-color="#3e4d58" draw:textarea-vertical-align="middle" draw:auto-grow-height="false" fo:min-height="3.822cm" fo:min-width="1.64cm" draw:shadow-offset-x="0.203cm" draw:shadow-offset-y="0.203cm"/>
    </style:style>
    <style:style style:name="Mpr27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28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Default_20_5-backgroundobjects">
      <style:graphic-properties draw:stroke="none" draw:fill="none" draw:fill-color="#ffffff" draw:auto-grow-height="false" fo:min-height="1.449cm"/>
    </style:style>
    <style:style style:name="Mpr30" style:family="presentation" style:parent-style-name="Default_20_5-backgroundobjects">
      <style:graphic-properties draw:stroke="none" draw:fill="none" draw:fill-color="#ffffff" draw:textarea-vertical-align="middle" draw:auto-grow-height="false" fo:min-height="1.449cm"/>
    </style:style>
    <style:style style:name="Mpr31" style:family="presentation" style:parent-style-name="Default_20_5-backgroundobjects">
      <style:graphic-properties draw:stroke="none" draw:fill="solid" draw:fill-color="#3e4d58" draw:textarea-vertical-align="middle" draw:auto-grow-height="false" fo:min-height="3.822cm" fo:min-width="1.64cm" draw:shadow-offset-x="0.203cm" draw:shadow-offset-y="0.203cm"/>
    </style:style>
    <style:style style:name="Mpr32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33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ffffff" fo:font-size="14pt" style:font-size-asian="14pt" style:font-size-complex="14pt"/>
    </style:style>
    <style:style style:name="MP6" style:family="paragraph">
      <style:paragraph-properties fo:text-align="end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InaiMathi" fo:font-size="11pt" fo:font-weight="normal" style:font-size-asian="11pt" style:font-weight-asian="normal" style:font-size-complex="11pt" style:font-weight-complex="normal"/>
    </style:style>
    <style:style style:name="MT3" style:family="text">
      <style:text-properties fo:color="#ffffff" style:font-name="Gill Sans" fo:font-size="11pt" fo:font-weight="normal" style:font-size-asian="11pt" style:font-weight-asian="normal" style:font-size-complex="11pt" style:font-weight-complex="normal"/>
    </style:style>
    <style:style style:name="MT4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MT5" style:family="text">
      <style:text-properties fo:color="#343e48" style:font-name="InaiMathi" fo:font-size="28pt" fo:font-weight="normal" style:font-size-asian="28pt" style:font-weight-asian="normal" style:font-size-complex="28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.2cm" text:min-label-width="0.6cm"/>
        <style:text-properties fo:font-family="Cantarell" style:font-style-name="Regular" style:use-window-font-color="true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1_2.1_25_20professional_25_20presentation_25_20template" style:display-name="12.1%20professional%20presentation%20template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21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" draw:layer="backgroundobjects" svg:width="8.969cm" svg:height="6.821cm" svg:x="1.768cm" svg:y="4.495cm" presentation:class="title">
        <draw:text-box>
          <text:p>Click to edit the title text format</text:p>
        </draw:text-box>
      </draw:frame>
      <draw:frame presentation:style-name="Mpr3" draw:layer="backgroundobjects" svg:width="12.394cm" svg:height="13.86cm" svg:x="1.786cm" svg:y="14.665cm" presentation:class="outline">
        <draw:text-box>
          <text:list text:style-name="ML3">
            <text:list-item>
              <text:p>Outline text format<text:line-break/>Test Line 2<text:line-break/>Test Line 3</text:p>
            </text:list-item>
          </text:list>
        </draw:text-box>
      </draw:frame>
      <draw:frame presentation:style-name="Mpr4" draw:text-style-name="MP1" draw:layer="backgroundobjects" svg:width="6.523cm" svg:height="1.448cm" svg:x="10.608cm" svg:y="25.05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14.577cm" svg:y="25.057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6.637cm" svg:y="25.057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.969cm" svg:height="1.92cm" svg:x="23.19cm" svg:y="17.864cm">
        <draw:image xlink:href="Pictures/1000649F0000259800001866ACBE6A2D.svg" xlink:type="simple" xlink:show="embed" xlink:actuate="onLoad">
          <text:p/>
        </draw:image>
        <draw:image xlink:href="Pictures/100002010000019D0000010C1654578B.png" xlink:type="simple" xlink:show="embed" xlink:actuate="onLoad"/>
      </draw:frame>
      <draw:custom-shape presentation:style-name="Mpr5" draw:text-style-name="MP3" draw:layer="backgroundobjects" svg:width="1.64cm" svg:height="3.822cm" svg:x="26.36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_31_2.1_25_20professional_25_20presentation_25_20template-title" draw:layer="backgroundobjects" svg:width="14.848cm" svg:height="11.136cm" svg:x="3.075cm" svg:y="2.257cm" presentation:class="page"/>
        <draw:frame presentation:style-name="_31_2.1_25_20professional_25_20presentation_25_20templat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presentation:style-name="Mpr8" draw:text-style-name="MP3" draw:layer="backgroundobjects" svg:width="1.64cm" svg:height="3.822cm" svg:x="26.36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efault_20_1-title" draw:layer="backgroundobjects" svg:width="25.2cm" svg:height="1.352cm" svg:x="1.4cm" svg:y="2.395cm" presentation:class="title" presentation:placeholder="true">
        <draw:text-box/>
      </draw:frame>
      <draw:frame presentation:style-name="Default_20_1-outline1" draw:layer="backgroundobjects" svg:width="25.2cm" svg:height="12.18cm" svg:x="1.4cm" svg:y="5.314cm" presentation:class="outline" presentation:placeholder="true">
        <draw:text-box/>
      </draw:frame>
      <draw:frame presentation:style-name="Mpr9" draw:text-style-name="MP1" draw:layer="backgroundobjects" svg:width="6.523cm" svg:height="1.448cm" svg:x="21.477cm" svg:y="23.233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4" draw:layer="backgroundobjects" svg:width="8.875cm" svg:height="1.448cm" svg:x="12.602cm" svg:y="23.233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6" draw:layer="backgroundobjects" svg:width="1.673cm" svg:height="0.964cm" svg:x="26.327cm" svg:y="1.429cm" presentation:class="page-number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3" draw:layer="backgroundobjects" svg:width="2.969cm" svg:height="1.92cm" svg:x="23.191cm" svg:y="17.864cm">
        <draw:image xlink:href="Pictures/1000649F0000259800001866ACBE6A2D.svg" xlink:type="simple" xlink:show="embed" xlink:actuate="onLoad">
          <text:p/>
        </draw:image>
        <draw:image xlink:href="Pictures/100002010000019D0000010C1654578B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custom-shape presentation:style-name="Mpr13" draw:text-style-name="MP3" draw:layer="backgroundobjects" svg:width="1.64cm" svg:height="3.822cm" svg:x="26.36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4" draw:layer="backgroundobjects" svg:width="25.2cm" svg:height="1.11cm" svg:x="1.4cm" svg:y="2.737cm" presentation:class="title">
        <draw:text-box>
          <text:p>Click to edit the title text format</text:p>
        </draw:text-box>
      </draw:frame>
      <draw:frame presentation:style-name="Mpr15" draw:layer="backgroundobjects" svg:width="25.2cm" svg:height="13.86cm" svg:x="1.4cm" svg:y="5.91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" draw:layer="backgroundobjects" svg:width="6.523cm" svg:height="2.371cm" svg:x="2.708cm" svg:y="24.05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4" draw:layer="backgroundobjects" svg:width="8.875cm" svg:height="1.448cm" svg:x="12.311cm" svg:y="23.947cm" presentation:class="footer">
        <draw:text-box>
          <text:p text:style-name="MP4"><text:span text:style-name="MT1"><presentation:footer/></text:span></text:p>
        </draw:text-box>
      </draw:frame>
      <draw:frame presentation:style-name="Mpr17" draw:text-style-name="MP2" draw:layer="backgroundobjects" svg:width="1.64cm" svg:height="0.96cm" svg:x="26.36cm" svg:y="1.431cm" presentation:class="page-number">
        <draw:text-box>
          <text:p text:style-name="MP4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2">
      <office:forms form:automatic-focus="false" form:apply-design-mode="false"/>
      <draw:frame presentation:style-name="Default_20_6-title" draw:layer="backgroundobjects" svg:width="18.253cm" svg:height="5.51cm" svg:x="2cm" svg:y="7.745cm" presentation:class="title" presentation:placeholder="true">
        <draw:text-box/>
      </draw:frame>
      <draw:frame presentation:style-name="Default_20_6-outline1" draw:layer="backgroundobjects" svg:width="11.883cm" svg:height="12.18cm" svg:x="42.512cm" svg:y="22.98cm" presentation:class="outline" presentation:placeholder="true">
        <draw:text-box draw:corner-radius="19.499cm"/>
      </draw:frame>
      <draw:frame presentation:style-name="Mpr20" draw:text-style-name="MP1" draw:layer="backgroundobjects" svg:width="6.523cm" svg:height="1.448cm" svg:x="28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4" draw:layer="backgroundobjects" svg:width="8.875cm" svg:height="1.448cm" svg:x="39.899cm" svg:y="30.051cm" presentation:class="footer">
        <draw:text-box>
          <text:p text:style-name="MP4"><text:span text:style-name="MT1"><presentation:footer/></text:span></text:p>
        </draw:text-box>
      </draw:frame>
      <draw:frame presentation:style-name="Mpr20" draw:text-style-name="MP2" draw:layer="backgroundobjects" svg:width="6.523cm" svg:height="1.448cm" svg:x="39.726cm" svg:y="30.05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1" draw:text-style-name="MP3" draw:layer="backgroundobjects" svg:width="1.64cm" svg:height="3.822cm" svg:x="26.36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office:forms form:automatic-focus="false" form:apply-design-mode="false"/>
      <draw:frame presentation:style-name="Default_20_4-title" draw:layer="backgroundobjects" svg:width="25.199cm" svg:height="3.506cm" svg:x="1.162cm" svg:y="27.057cm" presentation:class="title" presentation:placeholder="true">
        <draw:text-box/>
      </draw:frame>
      <draw:frame presentation:style-name="Default_20_4-outline1" draw:layer="backgroundobjects" svg:width="4.664cm" svg:height="34.269cm" svg:x="21.987cm" svg:y="26.379cm" presentation:class="outline" presentation:placeholder="true">
        <draw:text-box/>
      </draw:frame>
      <draw:frame presentation:style-name="Mpr24" draw:text-style-name="MP1" draw:layer="backgroundobjects" svg:width="6.523cm" svg:height="1.448cm" svg:x="0.739cm" svg:y="28.788cm" presentation:class="date-time">
        <draw:text-box>
          <text:p text:style-name="MP1"><text:span text:style-name="MT1"><presentation:date-time/></text:span></text:p>
        </draw:text-box>
      </draw:frame>
      <draw:frame presentation:style-name="Mpr24" draw:text-style-name="MP4" draw:layer="backgroundobjects" svg:width="8.875cm" svg:height="1.448cm" svg:x="10.079cm" svg:y="27.042cm" presentation:class="footer">
        <draw:text-box>
          <text:p text:style-name="MP4"><text:span text:style-name="MT1"><presentation:footer/></text:span></text:p>
        </draw:text-box>
      </draw:frame>
      <draw:frame draw:style-name="Mgr3" draw:text-style-name="MP3" draw:layer="backgroundobjects" svg:width="9.6cm" svg:height="6.21cm" svg:x="9.203cm" svg:y="7.396cm">
        <draw:image xlink:href="Pictures/1000649F0000259800001866ACBE6A2D.svg" xlink:type="simple" xlink:show="embed" xlink:actuate="onLoad">
          <text:p/>
        </draw:image>
        <draw:image xlink:href="Pictures/100002010000019D0000010C1654578B.png" xlink:type="simple" xlink:show="embed" xlink:actuate="onLoad"/>
      </draw:frame>
      <draw:frame presentation:style-name="Mpr25" draw:text-style-name="MP2" draw:layer="backgroundobjects" svg:width="1.67cm" svg:height="0.96cm" svg:x="0.618cm" svg:y="20.036cm" presentation:class="page-number">
        <draw:text-box>
          <text:p text:style-name="MP4"><text:span text:style-name="MT4"><text:page-number>&lt;number&gt;</text:page-number></text:span></text:p>
        </draw:text-box>
      </draw:frame>
      <draw:frame draw:style-name="Mgr4" draw:text-style-name="MP7" draw:layer="backgroundobjects" svg:width="17.116cm" svg:height="3.556cm" svg:x="5.442cm" svg:y="14.524cm">
        <draw:text-box>
          <text:p text:style-name="MP3"><text:span text:style-name="MT5">Join us on</text:span><text:span text:style-name="MT5"><text:line-break/></text:span><text:span text:style-name="MT5"><text:a xlink:href="http://www.opensuse.org/" xlink:type="simple">www.opensuse.org</text:a></text:span></text:p>
        </draw:text-box>
      </draw:frame>
      <draw:custom-shape presentation:style-name="Mpr26" draw:text-style-name="MP3" draw:layer="backgroundobjects" svg:width="1.64cm" svg:height="3.822cm" svg:x="26.36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2">
      <office:forms form:automatic-focus="false" form:apply-design-mode="false"/>
      <draw:frame presentation:style-name="Default_20_5-title" draw:layer="backgroundobjects" svg:width="12.601cm" svg:height="2.649cm" svg:x="39.269cm" svg:y="28.85cm" presentation:class="title" presentation:placeholder="true">
        <draw:text-box/>
      </draw:frame>
      <draw:frame presentation:style-name="Default_20_5-outline1" draw:layer="backgroundobjects" svg:width="9.341cm" svg:height="12.18cm" svg:x="35.859cm" svg:y="29.29cm" presentation:class="outline" presentation:placeholder="true">
        <draw:text-box/>
      </draw:frame>
      <draw:frame presentation:style-name="Mpr29" draw:text-style-name="MP1" draw:layer="backgroundobjects" svg:width="6.523cm" svg:height="1.448cm" svg:x="1.731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29" draw:text-style-name="MP4" draw:layer="backgroundobjects" svg:width="8.875cm" svg:height="1.448cm" svg:x="7.123cm" svg:y="30.051cm" presentation:class="footer">
        <draw:text-box>
          <text:p text:style-name="MP4"><text:span text:style-name="MT1"><presentation:footer/></text:span></text:p>
        </draw:text-box>
      </draw:frame>
      <draw:frame presentation:style-name="Mpr30" draw:text-style-name="MP4" draw:layer="backgroundobjects" svg:width="1.67cm" svg:height="0.96cm" svg:x="0.619cm" svg:y="20.036cm" presentation:class="page-number">
        <draw:text-box>
          <text:p text:style-name="MP4"><text:span text:style-name="MT4"><text:page-number>&lt;number&gt;</text:page-number></text:span></text:p>
        </draw:text-box>
      </draw:frame>
      <draw:frame draw:style-name="Mgr3" draw:text-style-name="MP3" draw:layer="backgroundobjects" svg:width="9.6cm" svg:height="6.21cm" svg:x="9.203cm" svg:y="7.396cm">
        <draw:image xlink:href="Pictures/1000649F0000259800001866ACBE6A2D.svg" xlink:type="simple" xlink:show="embed" xlink:actuate="onLoad">
          <text:p/>
        </draw:image>
        <draw:image xlink:href="Pictures/100002010000019D0000010C1654578B.png" xlink:type="simple" xlink:show="embed" xlink:actuate="onLoad"/>
      </draw:frame>
      <draw:custom-shape presentation:style-name="Mpr31" draw:text-style-name="MP3" draw:layer="backgroundobjects" svg:width="1.64cm" svg:height="3.822cm" svg:x="26.36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0-27T00:25:25</meta:creation-date>
    <meta:editing-duration>PT1H28M43S</meta:editing-duration>
    <meta:editing-cycles>15</meta:editing-cycles>
    <meta:generator>LibreOffice/4.3.4.1$MacOSX_X86_64 LibreOffice_project/bc356b2f991740509f321d70e4512a6a54c5f243</meta:generator>
    <meta:initial-creator>Ilmehtar </meta:initial-creator>
    <dc:date>2014-11-25T19:28:29.297779000</dc:date>
    <meta:document-statistic meta:object-count="11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e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ea blue" draw:color="#0066cc"/>
  <draw:color draw:name="openSUSE light green" draw:color="#bddd8d"/>
  <draw:color draw:name="openSUSE medium green" draw:color="#198533"/>
  <draw:color draw:name="openSUSE dark green" draw:color="#0c5248"/>
  <draw:color draw:name="Novell red" draw:color="#e00000"/>
  <draw:color draw:name="Novell orange" draw:color="#e67814"/>
  <draw:color draw:name="Novell yellow" draw:color="#ffdd00"/>
  <draw:color draw:name="Novell green" draw:color="#629e1f"/>
  <draw:color draw:name="Novell teal" draw:color="#6ea19b"/>
  <draw:color draw:name="Novell blue" draw:color="#1c82b9"/>
  <draw:color draw:name="Novell light gray" draw:color="#cccccd"/>
  <draw:color draw:name="Novell medium gray" draw:color="#5a5a64"/>
  <draw:color draw:name="Novell dark gray" draw:color="#3c3c41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openSUSE 12.2 Dark" draw:color="#152d0e"/>
  <draw:color draw:name="openSUSE 12.2 Light" draw:color="#a8dc5e"/>
  <draw:color draw:name="openSUSE 12.3 Light" draw:color="#98ce57"/>
  <draw:color draw:name="openSUSE 12.3 Dark" draw:color="#2e3638"/>
  <draw:color draw:name="Cinder" draw:color="#222b32"/>
  <draw:color draw:name="Atomic" draw:color="#3e4d58"/>
  <draw:color draw:name="Big Stone" draw:color="#343e48"/>
  <draw:color draw:name="Olive Drab" draw:color="#5f8c17"/>
  <draw:color draw:name="White Smoke" draw:color="#f6f6f6"/>
  <draw:color draw:name="Dark Jungle Green" draw:color="#1a211d"/>
</ooo:color-table>
</file>